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1.3673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1.5854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Gradient Field</text:p>
          </table:table-cell>
          <table:table-cell table:number-columns-repeated="7"/>
          <table:table-cell>
            <draw:frame table:end-cell-address="Sheet1.R24" table:end-x="0.2713in" table:end-y="0.0976in" draw:z-index="0" draw:name="Chart 1" draw:style-name="gr1" svg:width="8.0012in" svg:height="3.9846in" svg:x="0.2713in" svg:y="0.0094in">
              <draw:object draw:notify-on-update-of-ranges="Sheet1.C31:Sheet1.E31 Sheet1.A2:Sheet1.A2 Sheet1.C14:Sheet1.E14 Sheet1.A16:Sheet1.A16 Sheet1.C28:Sheet1.E28 Sheet1.A30:Sheet1.A30 Sheet1.C42:Sheet1.E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Run</text:p>
          </table:table-cell>
          <table:table-cell office:value-type="string">
            <text:p>Delivered Packages</text:p>
          </table:table-cell>
          <table:table-cell office:value-type="string">
            <text:p>AVG Pickup Lateness</text:p>
          </table:table-cell>
          <table:table-cell office:value-type="string">
            <text:p>AVG Delivery Lateness</text:p>
          </table:table-cell>
          <table:table-cell office:value-type="string">
            <text:p>AVG Completion Time</text:p>
          </table:table-cell>
          <table:table-cell office:value-type="string">
            <text:p>AVG Distance For Delivery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273.09090909091">
            <text:p>4273.09090909091</text:p>
          </table:table-cell>
          <table:table-cell office:value-type="float" office:value="-3452.54545454545">
            <text:p>-3452.54545454545</text:p>
          </table:table-cell>
          <table:table-cell office:value-type="float" office:value="6353.27272727273">
            <text:p>6353.27272727273</text:p>
          </table:table-cell>
          <table:table-cell office:value-type="float" office:value="906.415151515274">
            <text:p>906.41515151527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311.125">
            <text:p>3311.125</text:p>
          </table:table-cell>
          <table:table-cell office:value-type="float" office:value="-2078.375">
            <text:p>-2078.375</text:p>
          </table:table-cell>
          <table:table-cell office:value-type="float" office:value="4984.875">
            <text:p>4984.875</text:p>
          </table:table-cell>
          <table:table-cell office:value-type="float" office:value="624.946875000086">
            <text:p>624.94687500008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580.92307692308">
            <text:p>5580.92307692308</text:p>
          </table:table-cell>
          <table:table-cell office:value-type="float" office:value="-4623.46153846154">
            <text:p>-4623.46153846154</text:p>
          </table:table-cell>
          <table:table-cell office:value-type="float" office:value="7411.84615384615">
            <text:p>7411.84615384615</text:p>
          </table:table-cell>
          <table:table-cell office:value-type="float" office:value="767.262820512925">
            <text:p>767.26282051292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492.61904761905">
            <text:p>5492.61904761905</text:p>
          </table:table-cell>
          <table:table-cell office:value-type="float" office:value="-4237.55">
            <text:p>-4237.55</text:p>
          </table:table-cell>
          <table:table-cell office:value-type="float" office:value="7343.65">
            <text:p>7343.65</text:p>
          </table:table-cell>
          <table:table-cell office:value-type="float" office:value="500.669166666736">
            <text:p>500.669166666736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1541.5">
            <text:p>1541.5</text:p>
          </table:table-cell>
          <table:table-cell office:value-type="float" office:value="2085.5">
            <text:p>2085.5</text:p>
          </table:table-cell>
          <table:table-cell office:value-type="float" office:value="4989.65833333401">
            <text:p>4989.6583333340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391.66666666667">
            <text:p>7391.66666666667</text:p>
          </table:table-cell>
          <table:table-cell office:value-type="float" office:value="-6553.75">
            <text:p>-6553.75</text:p>
          </table:table-cell>
          <table:table-cell office:value-type="float" office:value="9711.08333333333">
            <text:p>9711.08333333333</text:p>
          </table:table-cell>
          <table:table-cell office:value-type="float" office:value="828.556944444554">
            <text:p>828.556944444554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562.125">
            <text:p>4562.125</text:p>
          </table:table-cell>
          <table:table-cell office:value-type="float" office:value="-3903.625">
            <text:p>-3903.625</text:p>
          </table:table-cell>
          <table:table-cell office:value-type="float" office:value="6577.625">
            <text:p>6577.625</text:p>
          </table:table-cell>
          <table:table-cell office:value-type="float" office:value="1245.0083333335">
            <text:p>1245.0083333335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195.16666666667">
            <text:p>2195.16666666667</text:p>
          </table:table-cell>
          <table:table-cell office:value-type="float" office:value="-1718.83333333333">
            <text:p>-1718.83333333333</text:p>
          </table:table-cell>
          <table:table-cell office:value-type="float" office:value="4188.16666666667">
            <text:p>4188.16666666667</text:p>
          </table:table-cell>
          <table:table-cell office:value-type="float" office:value="1658.53333333355">
            <text:p>1658.53333333355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504.5">
            <text:p>2504.5</text:p>
          </table:table-cell>
          <table:table-cell office:value-type="float" office:value="-816.75">
            <text:p>-816.75</text:p>
          </table:table-cell>
          <table:table-cell office:value-type="float" office:value="3890.25">
            <text:p>3890.25</text:p>
          </table:table-cell>
          <table:table-cell office:value-type="float" office:value="2471.99166666698">
            <text:p>2471.99166666698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13">
            <text:p>613</text:p>
          </table:table-cell>
          <table:table-cell office:value-type="float" office:value="551">
            <text:p>551</text:p>
          </table:table-cell>
          <table:table-cell office:value-type="float" office:value="3230">
            <text:p>3230</text:p>
          </table:table-cell>
          <table:table-cell office:value-type="float" office:value="9867.31666666791">
            <text:p>9867.31666666791</text:p>
          </table:table-cell>
          <table:table-cell table:number-columns-repeated="7"/>
        </table:table-row>
        <table:table-row table:style-name="ro1">
          <table:table-cell office:value-type="string">
            <text:p>Total Average</text:p>
          </table:table-cell>
          <table:table-cell office:value-type="float" office:value="9.3">
            <text:p>9.3</text:p>
          </table:table-cell>
          <table:table-cell office:value-type="float" office:value="3644.52163669664">
            <text:p>3644.52163669664</text:p>
          </table:table-cell>
          <table:table-cell office:value-type="float" office:value="-2529.23903263403">
            <text:p>-2529.23903263403</text:p>
          </table:table-cell>
          <table:table-cell office:value-type="float" office:value="5577.62688811189">
            <text:p>5577.62688811189</text:p>
          </table:table-cell>
          <table:table-cell office:value-type="float" office:value="2386.03592914755">
            <text:p>2386.035929147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ontract Net</text:p>
          </table:table-cell>
          <table:table-cell table:number-columns-repeated="12"/>
        </table:table-row>
        <table:table-row table:style-name="ro1">
          <table:table-cell office:value-type="string">
            <text:p>Run</text:p>
          </table:table-cell>
          <table:table-cell office:value-type="string">
            <text:p>Delivered Packages</text:p>
          </table:table-cell>
          <table:table-cell office:value-type="string">
            <text:p>AVG Pickup Lateness</text:p>
          </table:table-cell>
          <table:table-cell office:value-type="string">
            <text:p>AVG Delivery Lateness</text:p>
          </table:table-cell>
          <table:table-cell office:value-type="string">
            <text:p>AVG Completion Time</text:p>
          </table:table-cell>
          <table:table-cell office:value-type="string">
            <text:p>AVG Distance For Delivery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888.37931034483">
            <text:p>5888.37931034483</text:p>
          </table:table-cell>
          <table:table-cell office:value-type="float" office:value="-4667.51851851852">
            <text:p>-4667.51851851852</text:p>
          </table:table-cell>
          <table:table-cell office:value-type="float" office:value="7497.66666666667">
            <text:p>7497.66666666667</text:p>
          </table:table-cell>
          <table:table-cell office:value-type="float" office:value="358.42160493831">
            <text:p>358.4216049383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5612">
            <text:p>5612</text:p>
          </table:table-cell>
          <table:table-cell office:value-type="float" office:value="-4877.42857142857">
            <text:p>-4877.42857142857</text:p>
          </table:table-cell>
          <table:table-cell office:value-type="float" office:value="7665.35714285714">
            <text:p>7665.35714285714</text:p>
          </table:table-cell>
          <table:table-cell office:value-type="float" office:value="355.445833333381">
            <text:p>355.44583333338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180.56666666667">
            <text:p>5180.56666666667</text:p>
          </table:table-cell>
          <table:table-cell office:value-type="float" office:value="-4229.88888888889">
            <text:p>-4229.88888888889</text:p>
          </table:table-cell>
          <table:table-cell office:value-type="float" office:value="6795.37037037037">
            <text:p>6795.37037037037</text:p>
          </table:table-cell>
          <table:table-cell office:value-type="float" office:value="352.225308642007">
            <text:p>352.22530864200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5565.03571428572">
            <text:p>5565.03571428572</text:p>
          </table:table-cell>
          <table:table-cell office:value-type="float" office:value="-4843.07407407407">
            <text:p>-4843.07407407407</text:p>
          </table:table-cell>
          <table:table-cell office:value-type="float" office:value="7640.74074074074">
            <text:p>7640.74074074074</text:p>
          </table:table-cell>
          <table:table-cell office:value-type="float" office:value="355.262962962998">
            <text:p>355.262962962998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630.11111111111">
            <text:p>5630.11111111111</text:p>
          </table:table-cell>
          <table:table-cell office:value-type="float" office:value="-4884.24">
            <text:p>-4884.24</text:p>
          </table:table-cell>
          <table:table-cell office:value-type="float" office:value="7628.28">
            <text:p>7628.28</text:p>
          </table:table-cell>
          <table:table-cell office:value-type="float" office:value="386.890000000041">
            <text:p>386.89000000004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575.66666666667">
            <text:p>5575.66666666667</text:p>
          </table:table-cell>
          <table:table-cell office:value-type="float" office:value="-4932.625">
            <text:p>-4932.625</text:p>
          </table:table-cell>
          <table:table-cell office:value-type="float" office:value="7553.54166666667">
            <text:p>7553.54166666667</text:p>
          </table:table-cell>
          <table:table-cell office:value-type="float" office:value="379.380555555574">
            <text:p>379.380555555574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6550.86956521739">
            <text:p>6550.86956521739</text:p>
          </table:table-cell>
          <table:table-cell office:value-type="float" office:value="-5076.85714285714">
            <text:p>-5076.85714285714</text:p>
          </table:table-cell>
          <table:table-cell office:value-type="float" office:value="7683.52380952381">
            <text:p>7683.52380952381</text:p>
          </table:table-cell>
          <table:table-cell office:value-type="float" office:value="400.961111111099">
            <text:p>400.961111111099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499.57894736842">
            <text:p>5499.57894736842</text:p>
          </table:table-cell>
          <table:table-cell office:value-type="float" office:value="-4466.27777777778">
            <text:p>-4466.27777777778</text:p>
          </table:table-cell>
          <table:table-cell office:value-type="float" office:value="7167.05555555556">
            <text:p>7167.05555555556</text:p>
          </table:table-cell>
          <table:table-cell office:value-type="float" office:value="391.533333333274">
            <text:p>391.533333333274</text:p>
          </table:table-cell>
          <table:table-cell table:number-columns-repeated="6"/>
          <table:table-cell>
            <draw:frame table:end-cell-address="Sheet1.R48" table:end-x="0.3535in" table:end-y="0.0858in" draw:z-index="2" draw:name="Chart 3" draw:style-name="gr1" svg:width="4.0024in" svg:height="3.9854in" svg:x="0.7961in" svg:y="0.174in">
              <draw:object draw:notify-on-update-of-ranges="Sheet1.F31:Sheet1.F31 Sheet1.A2:Sheet1.A2 Sheet1.F14:Sheet1.F14 Sheet1.A16:Sheet1.A16 Sheet1.F28:Sheet1.F28 Sheet1.A30:Sheet1.A30 Sheet1.F42:Sheet1.F4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8106">
            <text:p>8106</text:p>
          </table:table-cell>
          <table:table-cell office:value-type="float" office:value="-8087.26315789474">
            <text:p>-8087.26315789474</text:p>
          </table:table-cell>
          <table:table-cell office:value-type="float" office:value="10824.7368421053">
            <text:p>10824.7368421053</text:p>
          </table:table-cell>
          <table:table-cell office:value-type="float" office:value="432.366666666654">
            <text:p>432.366666666654</text:p>
          </table:table-cell>
          <table:table-cell/>
          <table:table-cell>
            <draw:frame table:end-cell-address="Sheet1.M49" table:end-x="0.2118in" table:end-y="0.0634in" draw:z-index="1" draw:name="Chart 2" draw:style-name="gr1" svg:width="4.0016in" svg:height="3.985in" svg:x="0.6555in" svg:y="0.152in">
              <draw:object draw:notify-on-update-of-ranges="Sheet1.B31:Sheet1.B31 Sheet1.A2:Sheet1.A2 Sheet1.B14:Sheet1.B14 Sheet1.A16:Sheet1.A16 Sheet1.B28:Sheet1.B28 Sheet1.A30:Sheet1.A30 Sheet1.B42:Sheet1.B4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881.47826086956">
            <text:p>5881.47826086956</text:p>
          </table:table-cell>
          <table:table-cell office:value-type="float" office:value="-5227.80952380952">
            <text:p>-5227.80952380952</text:p>
          </table:table-cell>
          <table:table-cell office:value-type="float" office:value="8419.04761904762">
            <text:p>8419.04761904762</text:p>
          </table:table-cell>
          <table:table-cell office:value-type="float" office:value="439.294444444472">
            <text:p>439.294444444472</text:p>
          </table:table-cell>
          <table:table-cell table:number-columns-repeated="7"/>
        </table:table-row>
        <table:table-row table:style-name="ro1">
          <table:table-cell office:value-type="string">
            <text:p>Total Average</text:p>
          </table:table-cell>
          <table:table-cell office:value-type="float" office:value="23.7">
            <text:p>23.7</text:p>
          </table:table-cell>
          <table:table-cell office:value-type="float" office:value="5948.96862425304">
            <text:p>5948.96862425304</text:p>
          </table:table-cell>
          <table:table-cell office:value-type="float" office:value="-5129.29826552492">
            <text:p>-5129.29826552492</text:p>
          </table:table-cell>
          <table:table-cell office:value-type="float" office:value="7887.53204135338">
            <text:p>7887.53204135338</text:p>
          </table:table-cell>
          <table:table-cell office:value-type="float" office:value="385.178182098781">
            <text:p>385.1781820987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elegate MAS</text:p>
          </table:table-cell>
          <table:table-cell table:number-columns-repeated="12"/>
        </table:table-row>
        <table:table-row table:style-name="ro1">
          <table:table-cell office:value-type="string">
            <text:p>Run</text:p>
          </table:table-cell>
          <table:table-cell office:value-type="string">
            <text:p>Delivered Packages</text:p>
          </table:table-cell>
          <table:table-cell office:value-type="string">
            <text:p>AVG Pickup Lateness</text:p>
          </table:table-cell>
          <table:table-cell office:value-type="string">
            <text:p>AVG Delivery Lateness</text:p>
          </table:table-cell>
          <table:table-cell office:value-type="string">
            <text:p>AVG Completion Time</text:p>
          </table:table-cell>
          <table:table-cell office:value-type="string">
            <text:p>AVG Distance For Delivery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332.31578947368">
            <text:p>6332.31578947368</text:p>
          </table:table-cell>
          <table:table-cell office:value-type="float" office:value="-5946.36842105263">
            <text:p>-5946.36842105263</text:p>
          </table:table-cell>
          <table:table-cell office:value-type="float" office:value="8798.73684210526">
            <text:p>8798.73684210526</text:p>
          </table:table-cell>
          <table:table-cell office:value-type="float" office:value="529.875438596567">
            <text:p>529.87543859656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101.9">
            <text:p>7101.9</text:p>
          </table:table-cell>
          <table:table-cell office:value-type="float" office:value="-5946.44444444444">
            <text:p>-5946.44444444444</text:p>
          </table:table-cell>
          <table:table-cell office:value-type="float" office:value="8511.33333333334">
            <text:p>8511.33333333334</text:p>
          </table:table-cell>
          <table:table-cell office:value-type="float" office:value="559.30000000008">
            <text:p>559.3000000000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327.26086956522">
            <text:p>6327.26086956522</text:p>
          </table:table-cell>
          <table:table-cell office:value-type="float" office:value="-4423.81818181818">
            <text:p>-4423.81818181818</text:p>
          </table:table-cell>
          <table:table-cell office:value-type="float" office:value="7486.81818181818">
            <text:p>7486.81818181818</text:p>
          </table:table-cell>
          <table:table-cell office:value-type="float" office:value="457.49242424249">
            <text:p>457.49242424249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88.15">
            <text:p>6088.15</text:p>
          </table:table-cell>
          <table:table-cell office:value-type="float" office:value="-5013.55">
            <text:p>-5013.55</text:p>
          </table:table-cell>
          <table:table-cell office:value-type="float" office:value="8060.6">
            <text:p>8060.6</text:p>
          </table:table-cell>
          <table:table-cell office:value-type="float" office:value="503.323333333406">
            <text:p>503.323333333406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464.52380952381">
            <text:p>7464.52380952381</text:p>
          </table:table-cell>
          <table:table-cell office:value-type="float" office:value="-6521.05">
            <text:p>-6521.05</text:p>
          </table:table-cell>
          <table:table-cell office:value-type="float" office:value="9183.2">
            <text:p>9183.2</text:p>
          </table:table-cell>
          <table:table-cell office:value-type="float" office:value="503.317500000072">
            <text:p>503.31750000007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224.69565217391">
            <text:p>6224.69565217391</text:p>
          </table:table-cell>
          <table:table-cell office:value-type="float" office:value="-5090.7619047619">
            <text:p>-5090.7619047619</text:p>
          </table:table-cell>
          <table:table-cell office:value-type="float" office:value="8081.52380952381">
            <text:p>8081.52380952381</text:p>
          </table:table-cell>
          <table:table-cell office:value-type="float" office:value="479.277777777847">
            <text:p>479.277777777847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124.83333333333">
            <text:p>6124.83333333333</text:p>
          </table:table-cell>
          <table:table-cell office:value-type="float" office:value="-4244.36363636364">
            <text:p>-4244.36363636364</text:p>
          </table:table-cell>
          <table:table-cell office:value-type="float" office:value="7172.63636363636">
            <text:p>7172.63636363636</text:p>
          </table:table-cell>
          <table:table-cell office:value-type="float" office:value="457.476515151581">
            <text:p>457.47651515158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583.17647058824">
            <text:p>8583.17647058824</text:p>
          </table:table-cell>
          <table:table-cell office:value-type="float" office:value="-6630.125">
            <text:p>-6630.125</text:p>
          </table:table-cell>
          <table:table-cell office:value-type="float" office:value="9825.0625">
            <text:p>9825.0625</text:p>
          </table:table-cell>
          <table:table-cell office:value-type="float" office:value="629.307291666757">
            <text:p>629.307291666757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7692.90909090909">
            <text:p>7692.90909090909</text:p>
          </table:table-cell>
          <table:table-cell office:value-type="float" office:value="-6795.80952380952">
            <text:p>-6795.80952380952</text:p>
          </table:table-cell>
          <table:table-cell office:value-type="float" office:value="9909.71428571429">
            <text:p>9909.71428571429</text:p>
          </table:table-cell>
          <table:table-cell office:value-type="float" office:value="479.344444444513">
            <text:p>479.344444444513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934.80952380952">
            <text:p>5934.80952380952</text:p>
          </table:table-cell>
          <table:table-cell office:value-type="float" office:value="-4524.7">
            <text:p>-4524.7</text:p>
          </table:table-cell>
          <table:table-cell office:value-type="float" office:value="7486.2">
            <text:p>7486.2</text:p>
          </table:table-cell>
          <table:table-cell office:value-type="float" office:value="503.294166666739">
            <text:p>503.294166666739</text:p>
          </table:table-cell>
          <table:table-cell table:number-columns-repeated="7"/>
        </table:table-row>
        <table:table-row table:style-name="ro1">
          <table:table-cell office:value-type="string">
            <text:p>Total Average</text:p>
          </table:table-cell>
          <table:table-cell office:value-type="float" office:value="19.9">
            <text:p>19.9</text:p>
          </table:table-cell>
          <table:table-cell office:value-type="float" office:value="6787.45745393768">
            <text:p>6787.45745393768</text:p>
          </table:table-cell>
          <table:table-cell office:value-type="float" office:value="-5513.69911122503">
            <text:p>-5513.69911122503</text:p>
          </table:table-cell>
          <table:table-cell office:value-type="float" office:value="8451.58253161312">
            <text:p>8451.58253161312</text:p>
          </table:table-cell>
          <table:table-cell office:value-type="float" office:value="510.200889188005">
            <text:p>510.20088918800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13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Michiel Staessen</dc:creator>
    <dc:date>2012-06-06T13:42:12</dc:date>
    <meta:editing-cycles>6</meta:editing-cycles>
    <meta:editing-duration>PT06H18M21S</meta:editing-duration>
    <meta:generator>OpenOffice.org/3.2$Linux OpenOffice.org_project/320m12$Build-9483</meta:generator>
    <meta:document-statistic meta:table-count="1" meta:cell-count="2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a3935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a3935" draw:fill="none" draw:fill-color="#000000"/>
      <style:text-properties fo:color="#3a3935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minimum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color="#3a3935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0.324cm" svg:height="10.122cm" xlink:href=".." chart:class="chart:bar" chart:style-name="ch1">
        <chart:title svg:x="7.384cm" svg:y="0.203cm" chart:style-name="ch2">
          <text:p>latenesses &amp; completion time</text:p>
        </chart:title>
        <chart:subtitle svg:x="9.54cm" svg:y="0.908cm" chart:style-name="ch3">
          <text:p>Leuven</text:p>
        </chart:subtitle>
        <chart:legend chart:legend-position="end" svg:x="17.469cm" svg:y="4.404cm" chart:style-name="ch4"/>
        <chart:plot-area chart:style-name="ch5" table:cell-range-address="Sheet1.C31:Sheet1.E31 Sheet1.A2:Sheet1.A2 Sheet1.C14:Sheet1.E14 Sheet1.A16:Sheet1.A16 Sheet1.C28:Sheet1.E28 Sheet1.A30:Sheet1.A30 Sheet1.C42:Sheet1.E42" chart:data-source-has-labels="both" svg:x="0.611cm" svg:y="1.561cm" svg:width="16.453cm" svg:height="8.157cm">
          <chart:axis chart:dimension="x" chart:name="primary-x" chart:style-name="ch6">
            <chart:categories table:cell-range-address="Sheet1.C31:Sheet1.E31"/>
          </chart:axis>
          <chart:axis chart:dimension="y" chart:name="primary-y" chart:style-name="ch7">
            <chart:title svg:x="0.407cm" svg:y="6.698cm" chart:style-name="ch8">
              <text:p>virtual minutes</text:p>
            </chart:title>
            <chart:grid chart:style-name="ch9" chart:class="major"/>
          </chart:axis>
          <chart:series chart:style-name="ch10" chart:values-cell-range-address="Sheet1.C14:Sheet1.E14" chart:label-cell-address="Sheet1.A2:Sheet1.A2" chart:class="chart:bar">
            <chart:data-point chart:repeated="3"/>
          </chart:series>
          <chart:series chart:style-name="ch11" chart:values-cell-range-address="Sheet1.C28:Sheet1.E28" chart:label-cell-address="Sheet1.A16:Sheet1.A16" chart:class="chart:bar">
            <chart:data-point chart:repeated="3"/>
          </chart:series>
          <chart:series chart:style-name="ch12" chart:values-cell-range-address="Sheet1.C42:Sheet1.E42" chart:label-cell-address="Sheet1.A30:Sheet1.A3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1:Sheet1.E31">AVG Pickup Lateness</text:p>
              </table:table-cell>
              <table:table-cell office:value-type="string">
                <text:p>AVG Delivery Lateness</text:p>
              </table:table-cell>
              <table:table-cell office:value-type="string">
                <text:p>AVG Completion Tim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Gradient Field</text:p>
              </table:table-cell>
              <table:table-cell office:value-type="float" office:value="3644.52163669664">
                <text:p text:id="Sheet1.C14:Sheet1.E14">3644.52163669664</text:p>
              </table:table-cell>
              <table:table-cell office:value-type="float" office:value="-2529.23903263403">
                <text:p>-2529.23903263403</text:p>
              </table:table-cell>
              <table:table-cell office:value-type="float" office:value="5577.62688811189">
                <text:p>5577.62688811189</text:p>
              </table:table-cell>
            </table:table-row>
            <table:table-row>
              <table:table-cell office:value-type="string">
                <text:p text:id="Sheet1.A16:Sheet1.A16">Contract Net</text:p>
              </table:table-cell>
              <table:table-cell office:value-type="float" office:value="5948.96862425304">
                <text:p text:id="Sheet1.C28:Sheet1.E28">5948.96862425304</text:p>
              </table:table-cell>
              <table:table-cell office:value-type="float" office:value="-5129.29826552492">
                <text:p>-5129.29826552492</text:p>
              </table:table-cell>
              <table:table-cell office:value-type="float" office:value="7887.53204135338">
                <text:p>7887.53204135338</text:p>
              </table:table-cell>
            </table:table-row>
            <table:table-row>
              <table:table-cell office:value-type="string">
                <text:p text:id="Sheet1.A30:Sheet1.A30">Delegate MAS</text:p>
              </table:table-cell>
              <table:table-cell office:value-type="float" office:value="6787.45745393768">
                <text:p text:id="Sheet1.C42:Sheet1.E42">6787.45745393768</text:p>
              </table:table-cell>
              <table:table-cell office:value-type="float" office:value="-5513.69911122503">
                <text:p>-5513.69911122503</text:p>
              </table:table-cell>
              <table:table-cell office:value-type="float" office:value="8451.58253161312">
                <text:p>8451.58253161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a3935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a3935" draw:fill="none" draw:fill-color="#000000"/>
      <style:text-properties fo:color="#3a3935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color="#3a3935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0.165cm" svg:height="10.123cm" xlink:href=".." chart:class="chart:bar" chart:style-name="ch1">
        <chart:title svg:x="4.182cm" svg:y="0.203cm" chart:style-name="ch2">
          <text:p>deliveries</text:p>
        </chart:title>
        <chart:subtitle svg:x="4.46cm" svg:y="0.908cm" chart:style-name="ch3">
          <text:p>Leuven</text:p>
        </chart:subtitle>
        <chart:legend chart:legend-position="end" svg:x="7.513cm" svg:y="4.404cm" chart:style-name="ch4"/>
        <chart:plot-area chart:style-name="ch5" table:cell-range-address="Sheet1.B31:Sheet1.B31 Sheet1.A2:Sheet1.A2 Sheet1.B14:Sheet1.B14 Sheet1.A16:Sheet1.A16 Sheet1.B28:Sheet1.B28 Sheet1.A30:Sheet1.A30 Sheet1.B42:Sheet1.B42" chart:data-source-has-labels="both" svg:x="0.205cm" svg:y="1.561cm" svg:width="7.106cm" svg:height="8.158cm">
          <chart:axis chart:dimension="x" chart:name="primary-x" chart:style-name="ch6">
            <chart:categories table:cell-range-address="Sheet1.B31:Sheet1.B31"/>
          </chart:axis>
          <chart:axis chart:dimension="y" chart:name="primary-y" chart:style-name="ch7">
            <chart:title svg:x="0.204cm" svg:y="6.341cm" chart:style-name="ch8">
              <text:p>deliveries</text:p>
            </chart:title>
            <chart:grid chart:style-name="ch9" chart:class="major"/>
          </chart:axis>
          <chart:series chart:style-name="ch10" chart:values-cell-range-address="Sheet1.B14:Sheet1.B14" chart:label-cell-address="Sheet1.A2:Sheet1.A2" chart:class="chart:bar">
            <chart:data-point/>
          </chart:series>
          <chart:series chart:style-name="ch11" chart:values-cell-range-address="Sheet1.B28:Sheet1.B28" chart:label-cell-address="Sheet1.A16:Sheet1.A16" chart:class="chart:bar">
            <chart:data-point/>
          </chart:series>
          <chart:series chart:style-name="ch12" chart:values-cell-range-address="Sheet1.B42:Sheet1.B42" chart:label-cell-address="Sheet1.A30:Sheet1.A3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Gradient Field</text:p>
              </table:table-cell>
              <table:table-cell office:value-type="string">
                <text:p text:id="Sheet1.A16:Sheet1.A16">Contract Net</text:p>
              </table:table-cell>
              <table:table-cell office:value-type="string">
                <text:p text:id="Sheet1.A30:Sheet1.A30">Delegate MAS</text:p>
              </table:table-cell>
            </table:table-row>
          </table:table-header-rows>
          <table:table-rows>
            <table:table-row>
              <table:table-cell office:value-type="string">
                <text:p text:id="Sheet1.B31:Sheet1.B31">Delivered Packages</text:p>
              </table:table-cell>
              <table:table-cell office:value-type="float" office:value="9.3">
                <text:p text:id="Sheet1.B14:Sheet1.B14">9.3</text:p>
              </table:table-cell>
              <table:table-cell office:value-type="float" office:value="23.7">
                <text:p text:id="Sheet1.B28:Sheet1.B28">23.7</text:p>
              </table:table-cell>
              <table:table-cell office:value-type="float" office:value="19.9">
                <text:p text:id="Sheet1.B42:Sheet1.B42">19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a3935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3a3935" draw:fill="none" draw:fill-color="#000000"/>
      <style:text-properties fo:color="#3a3935" fo:font-size="8pt" style:font-size-asian="8pt" style:font-family-complex="Arial" style:font-size-complex="8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color="#3a3935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0.167cm" svg:height="10.124cm" xlink:href=".." chart:class="chart:bar" chart:style-name="ch1">
        <chart:title svg:x="2.305cm" svg:y="0.203cm" chart:style-name="ch2">
          <text:p>average distance for delivery</text:p>
        </chart:title>
        <chart:subtitle svg:x="4.461cm" svg:y="0.908cm" chart:style-name="ch3">
          <text:p>Leuven</text:p>
        </chart:subtitle>
        <chart:legend chart:legend-position="end" svg:x="7.515cm" svg:y="4.405cm" chart:style-name="ch4"/>
        <chart:plot-area chart:style-name="ch5" table:cell-range-address="Sheet1.F31:Sheet1.F31 Sheet1.A2:Sheet1.A2 Sheet1.F14:Sheet1.F14 Sheet1.A16:Sheet1.A16 Sheet1.F28:Sheet1.F28 Sheet1.A30:Sheet1.A30 Sheet1.F42:Sheet1.F42" chart:data-source-has-labels="both" svg:x="0.205cm" svg:y="1.561cm" svg:width="7.108cm" svg:height="8.159cm">
          <chart:axis chart:dimension="x" chart:name="primary-x" chart:style-name="ch6">
            <chart:categories table:cell-range-address="Sheet1.F31:Sheet1.F31"/>
          </chart:axis>
          <chart:axis chart:dimension="y" chart:name="primary-y" chart:style-name="ch7">
            <chart:title svg:x="0.204cm" svg:y="6.725cm" chart:style-name="ch8">
              <text:p>virtual distance</text:p>
            </chart:title>
            <chart:grid chart:style-name="ch9" chart:class="major"/>
          </chart:axis>
          <chart:series chart:style-name="ch10" chart:values-cell-range-address="Sheet1.F14:Sheet1.F14" chart:label-cell-address="Sheet1.A2:Sheet1.A2" chart:class="chart:bar">
            <chart:data-point/>
          </chart:series>
          <chart:series chart:style-name="ch11" chart:values-cell-range-address="Sheet1.F28:Sheet1.F28" chart:label-cell-address="Sheet1.A16:Sheet1.A16" chart:class="chart:bar">
            <chart:data-point/>
          </chart:series>
          <chart:series chart:style-name="ch12" chart:values-cell-range-address="Sheet1.F42:Sheet1.F42" chart:label-cell-address="Sheet1.A30:Sheet1.A3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Gradient Field</text:p>
              </table:table-cell>
              <table:table-cell office:value-type="string">
                <text:p text:id="Sheet1.A16:Sheet1.A16">Contract Net</text:p>
              </table:table-cell>
              <table:table-cell office:value-type="string">
                <text:p text:id="Sheet1.A30:Sheet1.A30">Delegate MAS</text:p>
              </table:table-cell>
            </table:table-row>
          </table:table-header-rows>
          <table:table-rows>
            <table:table-row>
              <table:table-cell office:value-type="string">
                <text:p text:id="Sheet1.F31:Sheet1.F31">AVG Distance For Delivery</text:p>
              </table:table-cell>
              <table:table-cell office:value-type="float" office:value="2386.03592914755">
                <text:p text:id="Sheet1.F14:Sheet1.F14">2386.03592914755</text:p>
              </table:table-cell>
              <table:table-cell office:value-type="float" office:value="385.178182098781">
                <text:p text:id="Sheet1.F28:Sheet1.F28">385.178182098781</text:p>
              </table:table-cell>
              <table:table-cell office:value-type="float" office:value="510.200889188005">
                <text:p text:id="Sheet1.F42:Sheet1.F42">510.200889188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